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tab-stop style:position="6.5626in" style:type="right" style:leader-style="dotted" style:leader-text="."/>
        </style:tab-stops>
      </style:paragraph-properties>
    </style:style>
    <style:style style:name="P2" style:family="paragraph" style:parent-style-name="Standard">
      <style:paragraph-properties>
        <style:tab-stops>
          <style:tab-stop style:position="6.5626in" style:type="right" style:leader-style="dotted" style:leader-text="."/>
        </style:tab-stops>
      </style:paragraph-properties>
      <style:text-properties fo:font-weight="bold" style:font-weight-asian="bold" style:font-weight-complex="bold"/>
    </style:style>
    <style:style style:name="P3" style:family="paragraph" style:parent-style-name="Standard">
      <style:paragraph-properties>
        <style:tab-stops>
          <style:tab-stop style:position="6.5626in" style:type="right" style:leader-style="dotted" style:leader-text="."/>
        </style:tab-stops>
      </style:paragraph-properties>
      <style:text-properties fo:font-weight="normal" style:font-weight-asian="normal" style:font-weight-complex="normal"/>
    </style:style>
    <style:style style:name="P4" style:family="paragraph" style:parent-style-name="Standard">
      <style:paragraph-properties fo:padding="0.0799in" fo:border-left="none" fo:border-right="none" fo:border-top="none" fo:border-bottom="0.0008in solid #000000" style:shadow="none"/>
      <style:text-properties fo:font-size="18pt" style:text-underline-style="none" fo:font-weight="bold" style:font-size-asian="18pt" style:font-weight-asian="bold" style:font-size-complex="18pt" style:font-weight-complex="bold"/>
    </style:style>
    <style:style style:name="P5" style:family="paragraph" style:parent-style-name="Standard">
      <style:paragraph-properties fo:padding="0.0201in" fo:border-left="none" fo:border-right="none" fo:border-top="none" fo:border-bottom="0.0008in solid #000000" style:shadow="none"/>
    </style:style>
    <style:style style:name="P6" style:family="paragraph" style:parent-style-name="Standard">
      <style:paragraph-properties>
        <style:tab-stops>
          <style:tab-stop style:position="6.5626in" style:type="right" style:leader-style="dotted" style:leader-text="."/>
        </style:tab-stops>
      </style:paragraph-propertie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NSOR NAME = gml:name</text:p>
      <text:p text:style-name="Standard"/>
      <text:p text:style-name="Standard">Sensor description = gml:description</text:p>
      <text:p text:style-name="Standard">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Standard"/>
      <text:p text:style-name="P5"><text:span text:style-name="T1">SPECIFICATIONS</text:span> </text:p>
      <text:p text:style-name="Standard"/>
      <text:p text:style-name="P1"><text:span text:style-name="T1">Identification</text:span> </text:p>
      <text:p text:style-name="P3">Model Number <text:tab/> 7912</text:p>
      <text:p text:style-name="P1"><text:span text:style-name="T2">S</text:span><text:span text:style-name="T2">erial Number <text:tab/> F12548973</text:span></text:p>
      <text:p text:style-name="P1"><text:span text:style-name="T2">Sensor Type</text:span><text:span text:style-name="T2"> <text:tab/> </text:span><text:span text:style-name="T2">Wind cups and magnetic switch </text:span></text:p>
      <text:p text:style-name="P1">+ Add Identifier</text:p>
      <text:p text:style-name="P1"/>
      <text:p text:style-name="P2">Physical Characteristics</text:p>
      <text:p text:style-name="P3">Length <text:tab/> 89 mm </text:p>
      <text:p text:style-name="P3">Height <text:tab/> 83 mm</text:p>
      <text:p text:style-name="P3">Width <text:tab/> 38 mm</text:p>
      <text:p text:style-name="P2"/>
      <text:p text:style-name="P2">Electrical Characteristics</text:p>
      <text:p text:style-name="P3">Attached Cable Length <text:tab/> 12 m </text:p>
      <text:p text:style-name="P3">Cable Type <text:tab/> 4-conductor, 26 AWG </text:p>
      <text:p text:style-name="P3">Connector Type <text:tab/> RJ-11 </text:p>
      <text:p text:style-name="P2"/>
      <text:p text:style-name="P2">Measurement Characteristics</text:p>
      <text:p text:style-name="P1">Wind Speed Range <text:tab/> 0 to 280 km/h </text:p>
      <text:p text:style-name="P1">Wind Speed Accuracy <text:tab/> ±5% </text:p>
      <text:p text:style-name="P1">Wind Speed Resolution <text:tab/>1 km/h </text:p>
      <text:p text:style-name="P1">Wind Speed Sample Period <text:tab/> 2.25 s </text:p>
      <text:p text:style-name="P1">Wind Direction Range <text:tab/> 0° to 360°</text:p>
      <text:p text:style-name="P1"/>
      <text:p text:style-name="P3">+ Add Characteristics</text:p>
      <text:p text:style-name="P1"/>
      <text:p text:style-name="P2">Outputs</text:p>
      <text:p text:style-name="P3">Wind Speed</text:p>
      <text:p text:style-name="P3">Wind Direction</text:p>
      <text:p text:style-name="P3"/>
      <text:p text:style-name="P3"/>
      <text:p text:style-name="P3">+ Add Temporal Validity</text:p>
      <text:p text:style-name="P3">+ Add Security Constraints</text:p>
      <text:p text:style-name="P3">+ Add Contact</text:p>
      <text:p text:style-name="P3">+ Add Documentat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22:53:17.351731338</meta:creation-date>
    <dc:date>2015-11-28T00:04:55.913459404</dc:date>
    <meta:editing-duration>PT39M31S</meta:editing-duration>
    <meta:editing-cycles>11</meta:editing-cycles>
    <meta:generator>OpenOffice/4.0.1$Unix OpenOffice.org_project/401m5$Build-9714</meta:generator>
    <meta:document-statistic meta:table-count="0" meta:image-count="0" meta:object-count="0" meta:page-count="1" meta:paragraph-count="31" meta:word-count="212" meta:character-count="1117"/>
  </office:meta>
</office:document-meta>
</file>